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Pictures/200000020000009E00000040D5556330.eps"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1" svg:font-family="'Andale Mono'" style:font-pitch="fixed"/>
    <style:font-face style:name="Andale Mono"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02cm" draw:marker-start-width="0.509cm" draw:marker-end-width="0.509cm" draw:fill="none" draw:textarea-vertical-align="middle" fo:padding-top="0.176cm" fo:padding-bottom="0.176cm" fo:padding-left="0.301cm" fo:padding-right="0.301cm"/>
    </style:style>
    <style:style style:name="gr2" style:family="graphic" style:parent-style-name="standard">
      <style:graphic-properties svg:stroke-width="0.102cm" draw:marker-start-width="0.509cm" draw:marker-end-width="0.509cm" draw:fill-color="#ffffff" draw:textarea-horizontal-align="justify" draw:textarea-vertical-align="middle" draw:auto-grow-height="false" fo:min-height="8.918cm" fo:min-width="66.199cm" fo:padding-top="0.176cm" fo:padding-bottom="0.176cm" fo:padding-left="0.301cm" fo:padding-right="0.301cm"/>
    </style:style>
    <style:style style:name="gr3" style:family="graphic" style:parent-style-name="standard">
      <style:graphic-properties svg:stroke-width="0.102cm" draw:marker-start-width="0.509cm" draw:marker-end-width="0.509cm" draw:fill-color="#ffffff" draw:textarea-horizontal-align="justify" draw:textarea-vertical-align="middle" draw:auto-grow-height="false" fo:min-height="8.918cm" fo:min-width="31.02cm" fo:padding-top="0.176cm" fo:padding-bottom="0.176cm" fo:padding-left="0.301cm" fo:padding-right="0.301cm"/>
    </style:style>
    <style:style style:name="gr4" style:family="graphic" style:parent-style-name="standard">
      <style:graphic-properties svg:stroke-width="0.102cm" draw:marker-start-width="0.509cm" draw:marker-end-width="0.509cm" draw:fill-color="#ffffff" draw:textarea-horizontal-align="justify" draw:textarea-vertical-align="middle" draw:auto-grow-height="false" fo:min-height="11.097cm" fo:min-width="67.015cm" fo:padding-top="0.176cm" fo:padding-bottom="0.176cm" fo:padding-left="0.301cm" fo:padding-right="0.301cm"/>
    </style:style>
    <style:style style:name="gr5" style:family="graphic" style:parent-style-name="standard">
      <style:graphic-properties svg:stroke-width="0.102cm" draw:marker-start-width="0.509cm" draw:marker-end-width="0.509cm" draw:fill-color="#ffffff" draw:textarea-horizontal-align="justify" draw:textarea-vertical-align="middle" draw:auto-grow-height="false" fo:min-height="13.847cm" fo:min-width="65.667cm" fo:padding-top="0.176cm" fo:padding-bottom="0.176cm" fo:padding-left="0.301cm" fo:padding-right="0.301cm"/>
    </style:style>
    <style:style style:name="gr6" style:family="graphic" style:parent-style-name="objectwithoutfill">
      <style:graphic-properties svg:stroke-width="0.051cm" draw:marker-start-width="0.356cm" draw:marker-end-width="0.356cm" draw:fill="none" draw:textarea-vertical-align="middle" fo:padding-top="0.151cm" fo:padding-bottom="0.151cm" fo:padding-left="0.276cm" fo:padding-right="0.276cm"/>
    </style:style>
    <style:style style:name="gr7" style:family="graphic" style:parent-style-name="standard">
      <style:graphic-properties draw:stroke="none" svg:stroke-color="#000000" draw:fill="none" draw:fill-color="#ffffff" fo:min-height="4.405cm"/>
    </style:style>
    <style:style style:name="gr8" style:family="graphic" style:parent-style-name="standard">
      <style:graphic-properties draw:stroke="none" svg:stroke-color="#000000" draw:fill="none" draw:fill-color="#ffffff" fo:min-height="3.304cm"/>
    </style:style>
    <style:style style:name="gr9" style:family="graphic" style:parent-style-name="standard">
      <style:graphic-properties draw:stroke="none" svg:stroke-color="#000000" draw:fill="none" draw:fill-color="#ffffff" draw:textarea-horizontal-align="left" draw:auto-grow-height="true" draw:auto-grow-width="true" fo:min-height="7.571cm" fo:min-width="88.72cm"/>
    </style:style>
    <style:style style:name="gr10" style:family="graphic" style:parent-style-name="standard">
      <style:graphic-properties svg:stroke-width="0.102cm" draw:marker-start-width="0.509cm" draw:marker-end-width="0.509cm" draw:fill-color="#ffffff" draw:textarea-horizontal-align="justify" draw:textarea-vertical-align="middle" draw:auto-grow-height="false" fo:min-height="7.443cm" fo:min-width="66.74cm" fo:padding-top="0.176cm" fo:padding-bottom="0.176cm" fo:padding-left="0.301cm" fo:padding-right="0.301cm"/>
    </style:style>
    <style:style style:name="gr11" style:family="graphic" style:parent-style-name="standard">
      <style:graphic-properties draw:stroke="none" draw:fill="solid" draw:fill-color="#ffff99" fo:min-height="2.86cm"/>
    </style:style>
    <style:style style:name="gr12" style:family="graphic" style:parent-style-name="standard">
      <style:graphic-properties draw:stroke="none" draw:fill="solid" draw:fill-color="#ffff99" fo:min-height="2.879cm"/>
    </style:style>
    <style:style style:name="gr13" style:family="graphic" style:parent-style-name="standard">
      <style:graphic-properties draw:stroke="none" svg:stroke-color="#000000" draw:fill="solid" draw:fill-color="#ffffff" fo:min-height="1.576cm"/>
    </style:style>
    <style:style style:name="gr14" style:family="graphic" style:parent-style-name="standard">
      <style:graphic-properties draw:stroke="none" svg:stroke-color="#000000" draw:fill="none" draw:fill-color="#ffffff" fo:min-height="9.441cm"/>
    </style:style>
    <style:style style:name="gr15" style:family="graphic" style:parent-style-name="standard">
      <style:graphic-properties draw:stroke="none" draw:fill="none" fo:min-height="3.813cm"/>
    </style:style>
    <style:style style:name="gr16" style:family="graphic" style:parent-style-name="standard">
      <style:graphic-properties draw:stroke="none" draw:fill="none" fo:min-height="1.907cm"/>
    </style:style>
    <style:style style:name="gr17" style:family="graphic" style:parent-style-name="standard">
      <style:graphic-properties draw:stroke="none" draw:fill="none" fo:min-height="2.86cm"/>
    </style:style>
    <style:style style:name="gr18" style:family="graphic" style:parent-style-name="standard">
      <style:graphic-properties draw:stroke="none" draw:fill="none" fo:min-height="3.557cm"/>
    </style:style>
    <style:style style:name="gr19" style:family="graphic" style:parent-style-name="standard">
      <style:graphic-properties draw:stroke="none" draw:fill="solid" draw:fill-color="#ffffff" fo:min-height="1.907cm"/>
    </style:style>
    <style:style style:name="gr20" style:family="graphic" style:parent-style-name="standard">
      <style:graphic-properties draw:stroke="none" draw:fill="none" fo:min-height="4.766cm"/>
    </style:style>
    <style:style style:name="gr21" style:family="graphic" style:parent-style-name="standard">
      <style:graphic-properties draw:stroke="none" svg:stroke-color="#000000" draw:fill="none" draw:fill-color="#ffffff" fo:min-height="1.267cm"/>
    </style:style>
    <style:style style:name="gr22" style:family="graphic" style:parent-style-name="standard">
      <style:graphic-properties svg:stroke-width="0.051cm" draw:marker-start-width="0.355cm" draw:marker-end-width="0.355cm" draw:fill-color="#ffffff" draw:textarea-horizontal-align="justify" draw:textarea-vertical-align="middle" draw:auto-grow-height="false" fo:min-height="2.61cm" fo:min-width="12.281cm" fo:padding-top="0.15cm" fo:padding-bottom="0.15cm" fo:padding-left="0.275cm" fo:padding-right="0.275cm" fo:wrap-option="no-wrap"/>
    </style:style>
    <style:style style:name="gr23" style:family="graphic" style:parent-style-name="standard">
      <style:graphic-properties draw:stroke="none" svg:stroke-color="#000000" draw:fill="none" draw:fill-color="#ffffff" fo:min-height="1.487cm"/>
    </style:style>
    <style:style style:name="gr24" style:family="graphic" style:parent-style-name="standard">
      <style:graphic-properties svg:stroke-width="0.102cm" draw:marker-start-width="0.509cm" draw:marker-end-width="0.509cm" draw:fill-color="#ffffff" draw:textarea-horizontal-align="justify" draw:textarea-vertical-align="middle" draw:auto-grow-height="false" fo:min-height="8.816cm" fo:min-width="29.14cm" fo:padding-top="0.176cm" fo:padding-bottom="0.176cm" fo:padding-left="0.301cm" fo:padding-right="0.301cm"/>
    </style:style>
    <style:style style:name="gr25" style:family="graphic" style:parent-style-name="standard">
      <style:graphic-properties draw:stroke="none" svg:stroke-color="#000000" draw:fill="none" draw:fill-color="#ffffff" fo:min-height="2.533cm"/>
    </style:style>
    <style:style style:name="gr26" style:family="graphic" style:parent-style-name="standard">
      <style:graphic-properties svg:stroke-width="0.102cm" draw:marker-start-width="0.509cm" draw:marker-end-width="0.509cm" draw:fill-color="#ffffff" draw:textarea-horizontal-align="justify" draw:textarea-vertical-align="middle" draw:auto-grow-height="false" fo:min-height="0.879cm" fo:min-width="2.177cm" fo:padding-top="0.176cm" fo:padding-bottom="0.176cm" fo:padding-left="0.301cm" fo:padding-right="0.301cm"/>
    </style:style>
    <style:style style:name="gr27" style:family="graphic" style:parent-style-name="standard">
      <style:graphic-properties svg:stroke-width="0.102cm" draw:marker-start-width="0.509cm" draw:marker-end-width="0.509cm" draw:fill-color="#ffffff" draw:textarea-horizontal-align="justify" draw:textarea-vertical-align="middle" draw:auto-grow-height="false" fo:min-height="1.671cm" fo:min-width="0.668cm" fo:padding-top="0.176cm" fo:padding-bottom="0.176cm" fo:padding-left="0.301cm" fo:padding-right="0.301cm"/>
    </style:style>
    <style:style style:name="gr28" style:family="graphic" style:parent-style-name="standard">
      <style:graphic-properties draw:stroke="none" svg:stroke-color="#000000" draw:fill="none" draw:fill-color="#ffffff" fo:min-height="5.665cm"/>
    </style:style>
    <style:style style:name="gr29" style:family="graphic" style:parent-style-name="standard">
      <style:graphic-properties draw:stroke="none" svg:stroke-color="#000000" draw:fill="none" draw:fill-color="#ffffff" fo:min-height="4.721cm"/>
    </style:style>
    <style:style style:name="gr30" style:family="graphic" style:parent-style-name="standard">
      <style:graphic-properties draw:stroke="none" svg:stroke-color="#000000" draw:fill="none" draw:fill-color="#ffffff" fo:min-height="3.941cm"/>
    </style:style>
    <style:style style:name="gr31" style:family="graphic" style:parent-style-name="standard">
      <style:graphic-properties draw:stroke="none" svg:stroke-color="#000000" draw:fill="none" draw:fill-color="#ffffff" fo:min-height="4.195cm"/>
    </style:style>
    <style:style style:name="gr32" style:family="graphic" style:parent-style-name="standard">
      <style:graphic-properties draw:stroke="none" svg:stroke-color="#000000" draw:fill="none" draw:fill-color="#ffffff" draw:auto-grow-height="false" fo:min-height="5.719cm"/>
    </style:style>
    <style:style style:name="gr33" style:family="graphic" style:parent-style-name="standard">
      <style:graphic-properties draw:stroke="none" svg:stroke-color="#000000" draw:fill="none" draw:fill-color="#ffffff" fo:min-height="1.274cm"/>
    </style:style>
    <style:style style:name="gr34" style:family="graphic" style:parent-style-name="standard">
      <style:graphic-properties draw:stroke="none" svg:stroke-color="#000000" draw:fill="none" draw:fill-color="#ffffff" fo:min-height="5.845cm"/>
    </style:style>
    <style:style style:name="gr35" style:family="graphic" style:parent-style-name="Object_20_with_20_no_20_fill_20_and_20_no_20_line">
      <style:graphic-properties draw:textarea-vertical-align="middle" draw:ole-draw-aspect="1"/>
    </style:style>
    <style:style style:name="gr36" style:family="graphic" style:parent-style-name="standard">
      <style:graphic-properties draw:stroke="none" svg:stroke-color="#000000" draw:fill="none" draw:fill-color="#ffffff" fo:min-height="9.837cm"/>
    </style:style>
    <style:style style:name="gr37" style:family="graphic" style:parent-style-name="standard">
      <style:graphic-properties draw:stroke="none" svg:stroke-color="#000000" draw:fill="none" draw:fill-color="#ffffff" fo:min-height="1.889cm"/>
    </style:style>
    <style:style style:name="gr38" style:family="graphic" style:parent-style-name="standard">
      <style:graphic-properties draw:stroke="none" svg:stroke-color="#000000" draw:fill="none" draw:fill-color="#ffffff" fo:min-height="8.497cm"/>
    </style:style>
    <style:style style:name="gr39" style:family="graphic" style:parent-style-name="standard">
      <style:graphic-properties draw:stroke="none" svg:stroke-color="#000000" draw:fill="none" draw:fill-color="#ffffff" fo:min-height="10.385cm"/>
    </style:style>
    <style:style style:name="gr40" style:family="graphic" style:parent-style-name="standard">
      <style:graphic-properties draw:fill-color="#83caff" draw:textarea-horizontal-align="justify" draw:textarea-vertical-align="middle" draw:auto-grow-height="false" fo:min-height="2.036cm" fo:min-width="9.279cm"/>
    </style:style>
    <style:style style:name="gr41" style:family="graphic" style:parent-style-name="objectwithoutfill">
      <style:graphic-properties svg:stroke-width="0.051cm" draw:marker-start-width="0.355cm" draw:marker-end="Arrow" draw:marker-end-width="0.457cm" draw:fill="none" draw:textarea-vertical-align="middle" fo:padding-top="0.15cm" fo:padding-bottom="0.15cm" fo:padding-left="0.275cm" fo:padding-right="0.275cm"/>
    </style:style>
    <style:style style:name="gr42" style:family="graphic" style:parent-style-name="standard">
      <style:graphic-properties draw:stroke="none" svg:stroke-color="#000000" draw:fill="none" draw:fill-color="#ffffff" fo:min-height="0.893cm"/>
    </style:style>
    <style:style style:name="gr43" style:family="graphic" style:parent-style-name="standard">
      <style:graphic-properties draw:stroke="none" svg:stroke-color="#000000" draw:fill="none" draw:fill-color="#ffffff" fo:min-height="0.788cm"/>
    </style:style>
    <style:style style:name="gr44" style:family="graphic" style:parent-style-name="standard">
      <style:graphic-properties draw:stroke="none" svg:stroke-color="#000000" draw:fill="none" draw:fill-color="#ffffff" fo:min-height="1.423cm"/>
    </style:style>
    <style:style style:name="gr45" style:family="graphic" style:parent-style-name="standard">
      <style:graphic-properties draw:stroke="none" svg:stroke-color="#000000" draw:fill="none" draw:fill-color="#ffffff" fo:min-height="1.528cm"/>
    </style:style>
    <style:style style:name="gr46" style:family="graphic" style:parent-style-name="standard">
      <style:graphic-properties draw:fill-color="#83caff" draw:textarea-horizontal-align="justify" draw:textarea-vertical-align="middle" draw:auto-grow-height="false" fo:min-height="1.995cm" fo:min-width="10.636cm"/>
    </style:style>
    <style:style style:name="gr47" style:family="graphic" style:parent-style-name="objectwithoutfill">
      <style:graphic-properties draw:stroke="dash" draw:stroke-dash="Dashed_20__28_var_29_" svg:stroke-width="0.051cm" draw:marker-start-width="0.355cm" draw:marker-end="Arrow" draw:marker-end-width="0.457cm" draw:fill="none" draw:textarea-vertical-align="middle" fo:padding-top="0.15cm" fo:padding-bottom="0.15cm" fo:padding-left="0.275cm" fo:padding-right="0.275cm"/>
    </style:style>
    <style:style style:name="gr48" style:family="graphic" style:parent-style-name="standard">
      <style:graphic-properties draw:stroke="none" svg:stroke-color="#000000" draw:fill="none" draw:fill-color="#ffffff" fo:min-height="1.575cm"/>
    </style:style>
    <style:style style:name="gr4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0" style:family="graphic" style:parent-style-name="objectwithoutfill">
      <style:graphic-properties svg:stroke-width="0.102cm" draw:marker-start-width="0.508cm" draw:marker-end-width="0.508cm" draw:fill="none" draw:textarea-vertical-align="middle" fo:padding-top="0.176cm" fo:padding-bottom="0.176cm" fo:padding-left="0.301cm" fo:padding-right="0.301cm"/>
    </style:style>
    <style:style style:name="gr51" style:family="graphic" style:parent-style-name="standard">
      <style:graphic-properties draw:stroke="none" svg:stroke-color="#000000" draw:fill="solid" draw:fill-color="#ffffff" draw:textarea-horizontal-align="left" draw:auto-grow-height="true" draw:auto-grow-width="false" fo:min-height="1.576cm" fo:min-width="0cm"/>
    </style:style>
    <style:style style:name="gr52" style:family="graphic" style:parent-style-name="standard">
      <style:graphic-properties svg:stroke-width="0.051cm" draw:marker-start-width="0.355cm" draw:marker-end-width="0.355cm" draw:fill-color="#ffffff" draw:textarea-horizontal-align="justify" draw:textarea-vertical-align="middle" draw:auto-grow-height="false" fo:min-height="1.399cm" fo:min-width="6.977cm" fo:padding-top="0.15cm" fo:padding-bottom="0.15cm" fo:padding-left="0.275cm" fo:padding-right="0.275cm" fo:wrap-option="no-wrap"/>
    </style:style>
    <style:style style:name="gr53" style:family="graphic" style:parent-style-name="standard">
      <style:graphic-properties svg:stroke-width="0.051cm" draw:marker-start-width="0.355cm" draw:marker-end-width="0.355cm" draw:fill-color="#ffffff" draw:textarea-horizontal-align="justify" draw:textarea-vertical-align="middle" draw:auto-grow-height="false" fo:min-height="2.387cm" fo:min-width="6.47cm" fo:padding-top="0.15cm" fo:padding-bottom="0.15cm" fo:padding-left="0.275cm" fo:padding-right="0.275cm" fo:wrap-option="no-wrap"/>
    </style:style>
    <style:style style:name="P1" style:family="paragraph">
      <style:paragraph-properties fo:text-align="center"/>
    </style:style>
    <style:style style:name="P2" style:family="paragraph">
      <style:text-properties fo:font-size="28pt" style:font-size-asian="28pt" style:font-size-complex="28pt"/>
    </style:style>
    <style:style style:name="P3" style:family="paragraph">
      <style:paragraph-properties fo:text-align="start"/>
    </style:style>
    <style:style style:name="P4" style:family="paragraph">
      <style:paragraph-properties fo:text-align="center"/>
      <style:text-properties fo:font-size="96pt" fo:font-weight="normal" style:font-size-asian="96pt" style:font-weight-asian="normal" style:font-size-complex="96pt" style:font-weight-complex="normal"/>
    </style:style>
    <style:style style:name="P5" style:family="paragraph">
      <style:text-properties style:font-name="Andale Mono1" fo:font-size="24pt" style:font-size-asian="24pt" style:font-size-complex="24pt"/>
    </style:style>
    <style:style style:name="P6" style:family="paragraph">
      <style:text-properties fo:font-size="40pt" style:font-size-asian="40pt" style:font-size-complex="40pt"/>
    </style:style>
    <style:style style:name="P7" style:family="paragraph">
      <style:paragraph-properties fo:text-align="justify"/>
    </style:style>
    <style:style style:name="P8" style:family="paragraph">
      <style:paragraph-properties fo:text-align="justify"/>
      <style:text-properties fo:font-size="24pt" style:font-size-asian="24pt" style:font-size-complex="24pt"/>
    </style:style>
    <style:style style:name="P9" style:family="paragraph">
      <style:text-properties style:font-name="Andale Mono1" fo:font-size="24pt" style:font-size-asian="32pt" style:font-size-complex="32pt"/>
    </style:style>
    <style:style style:name="P10" style:family="paragraph">
      <style:text-properties fo:font-size="32pt" fo:font-weight="bold" style:font-size-asian="32pt" style:font-weight-asian="bold" style:font-size-complex="32pt" style:font-weight-complex="bold"/>
    </style:style>
    <style:style style:name="P11" style:family="paragraph">
      <style:paragraph-properties fo:text-align="center"/>
      <style:text-properties fo:font-size="24pt" style:font-size-asian="24pt" style:font-size-complex="24pt"/>
    </style:style>
    <style:style style:name="P12" style:family="paragraph">
      <style:text-properties fo:font-size="24pt" style:font-size-asian="24pt" style:font-size-complex="24pt"/>
    </style:style>
    <style:style style:name="P13" style:family="paragraph">
      <style:paragraph-properties fo:text-align="justify"/>
      <style:text-properties fo:color="#333333" fo:font-size="24pt" style:font-size-asian="24pt" style:font-size-complex="24pt"/>
    </style:style>
    <style:style style:name="P14" style:family="paragraph">
      <style:text-properties fo:font-size="20pt" style:font-size-asian="20pt" style:font-size-complex="20pt"/>
    </style:style>
    <style:style style:name="P15" style:family="paragraph">
      <style:paragraph-properties fo:text-align="center"/>
      <style:text-properties fo:font-size="20pt" style:font-size-asian="20pt" style:font-size-complex="20pt"/>
    </style:style>
    <style:style style:name="P16" style:family="paragraph">
      <style:text-properties fo:font-size="40pt" fo:font-weight="bold" style:font-size-asian="40pt" style:font-weight-asian="bold" style:font-size-complex="40pt" style:font-weight-complex="bold"/>
    </style:style>
    <style:style style:name="T1" style:family="text">
      <style:text-properties fo:font-size="28pt" style:font-size-asian="28pt" style:font-size-complex="28pt"/>
    </style:style>
    <style:style style:name="T2" style:family="text">
      <style:text-properties fo:font-size="96pt" fo:font-weight="normal" style:font-size-asian="96pt" style:font-weight-asian="normal" style:font-size-complex="96pt" style:font-weight-complex="normal"/>
    </style:style>
    <style:style style:name="T3" style:family="text">
      <style:text-properties style:font-name="Andale Mono1" fo:font-size="24pt" style:font-size-asian="24pt" style:font-size-complex="24pt"/>
    </style:style>
    <style:style style:name="T4" style:family="text">
      <style:text-properties fo:font-size="40pt" style:font-size-asian="40pt" style:font-size-complex="40pt"/>
    </style:style>
    <style:style style:name="T5" style:family="text">
      <style:text-properties fo:font-size="24pt" style:font-size-asian="24pt" style:font-size-complex="24pt"/>
    </style:style>
    <style:style style:name="T6" style:family="text">
      <style:text-properties fo:font-size="24pt" fo:font-weight="normal" style:font-size-asian="24pt" style:font-weight-asian="normal" style:font-size-complex="24pt" style:font-weight-complex="normal"/>
    </style:style>
    <style:style style:name="T7" style:family="text">
      <style:text-properties fo:font-size="24pt" fo:font-weight="bold" style:font-size-asian="24pt" style:font-weight-asian="bold" style:font-size-complex="24pt" style:font-weight-complex="bold"/>
    </style:style>
    <style:style style:name="T8" style:family="text">
      <style:text-properties style:font-name="Andale Mono1" fo:font-size="24pt" style:font-size-asian="32pt" style:font-size-complex="32pt"/>
    </style:style>
    <style:style style:name="T9" style:family="text">
      <style:text-properties fo:font-size="32pt" fo:font-weight="bold" style:font-size-asian="32pt" style:font-weight-asian="bold" style:font-size-complex="32pt" style:font-weight-complex="bold"/>
    </style:style>
    <style:style style:name="T10" style:family="text">
      <style:text-properties style:font-name="Liberation Sans2" fo:font-size="24pt" style:font-size-asian="24pt" style:font-size-complex="24pt"/>
    </style:style>
    <style:style style:name="T11" style:family="text">
      <style:text-properties fo:color="#333333" fo:font-size="24pt" style:font-size-asian="24pt" style:font-size-complex="24pt"/>
    </style:style>
    <style:style style:name="T12" style:family="text">
      <style:text-properties fo:color="#333333" style:font-name="Andale Mono1" fo:font-size="24pt" style:font-size-asian="24pt" style:font-size-complex="24pt"/>
    </style:style>
    <style:style style:name="T13" style:family="text">
      <style:text-properties fo:color="#333333" style:font-name="Liberation Sans2" fo:font-size="24pt" style:font-size-asian="24pt" style:font-size-complex="24pt"/>
    </style:style>
    <style:style style:name="T14" style:family="text">
      <style:text-properties fo:font-size="20pt" style:font-size-asian="20pt" style:font-size-complex="20pt"/>
    </style:style>
    <style:style style:name="T15" style:family="text">
      <style:text-properties style:font-name="Andale Mono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822cm" svg:y1="87.595cm" svg:x2="76.819cm" svg:y2="87.614cm">
          <text:p/>
        </draw:line>
        <draw:custom-shape draw:style-name="gr2" draw:text-style-name="P1" draw:layer="layout" svg:width="67.691cm" svg:height="10.16cm" svg:x="8.205cm" svg:y="44.0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32.512cm" svg:height="10.16cm" svg:x="43.545cm" svg:y="57.5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68.741cm" svg:height="12.573cm" svg:x="8.205cm" svg:y="71.4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67.691cm" svg:height="15.621cm" svg:x="8.205cm" svg:y="13.0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1cm" svg:y1="112.252cm" svg:x2="83.1cm" svg:y2="112.379cm">
          <text:p/>
        </draw:line>
        <draw:frame draw:style-name="gr7" draw:text-style-name="P2" draw:layer="layout" svg:width="18.415cm" svg:height="4.655cm" svg:x="1.932cm" svg:y="113.338cm">
          <draw:text-box>
            <text:p><text:span text:style-name="T1">Pascal Wittmann</text:span></text:p>
            <text:p><text:span text:style-name="T1">TU Darmstadt</text:span></text:p>
            <text:p><text:span text:style-name="T1">pascal.wittmann@stud.tu-darmstadt.de</text:span></text:p>
            <text:p><text:span text:style-name="T1"/></text:p>
          </draw:text-box>
        </draw:frame>
        <draw:frame draw:style-name="gr8" draw:text-style-name="P2" draw:layer="layout" svg:width="16.772cm" svg:height="3.554cm" svg:x="20.613cm" svg:y="113.338cm">
          <draw:text-box>
            <text:p><text:span text:style-name="T1">Sebastian Erdweg</text:span></text:p>
            <text:p><text:span text:style-name="T1">TU Darmstadt</text:span></text:p>
            <text:p><text:span text:style-name="T1">erdweg@informatik.tu-darmstadt.de</text:span></text:p>
          </draw:text-box>
        </draw:frame>
        <draw:frame draw:style-name="gr9" draw:text-style-name="P4" draw:layer="layout" svg:width="89.22cm" svg:height="7.821cm" svg:x="2.933cm" svg:y="1.662cm">
          <draw:text-box>
            <text:p text:style-name="P3"><text:span text:style-name="T2">A Language for the Specification and</text:span></text:p>
            <text:p text:style-name="P3"><text:span text:style-name="T2">Efficient Implementation of Type Systems</text:span></text:p>
          </draw:text-box>
        </draw:frame>
        <draw:custom-shape draw:style-name="gr10" draw:text-style-name="P1" draw:layer="layout" svg:width="68.072cm" svg:height="8.525cm" svg:x="8.014cm" svg:y="32.226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5" draw:layer="layout" svg:width="7.504cm" svg:height="3.11cm" svg:x="30.025cm" svg:y="36.155cm">
          <draw:text-box>
            <text:p><text:span text:style-name="T3">Int = Int</text:span></text:p>
            <text:p><text:span text:style-name="T3">========== R1</text:span></text:p>
            <text:p><text:span text:style-name="T3">Int &lt;: Int</text:span></text:p>
          </draw:text-box>
        </draw:frame>
        <draw:frame draw:style-name="gr12" draw:text-style-name="P5" draw:layer="layout" svg:width="9.721cm" svg:height="3.129cm" svg:x="38.627cm" svg:y="36.097cm">
          <draw:text-box>
            <text:p><text:span text:style-name="T3">~A -&gt; ~B = Int</text:span></text:p>
            <text:p><text:span text:style-name="T3">=============== R2</text:span></text:p>
            <text:p><text:span text:style-name="T3">~A -&gt; ~B &lt;: Int</text:span></text:p>
          </draw:text-box>
        </draw:frame>
        <draw:frame draw:style-name="gr11" draw:text-style-name="P5" draw:layer="layout" svg:width="9.936cm" svg:height="3.11cm" svg:x="49.642cm" svg:y="36.097cm">
          <draw:text-box>
            <text:p><text:span text:style-name="T3">Int = ~C -&gt; ~D</text:span></text:p>
            <text:p><text:span text:style-name="T3">=============== R3</text:span></text:p>
            <text:p><text:span text:style-name="T3">Int &lt;: ~C -&gt; ~D</text:span></text:p>
          </draw:text-box>
        </draw:frame>
        <draw:frame draw:style-name="gr11" draw:text-style-name="P5" draw:layer="layout" svg:width="12.319cm" svg:height="3.11cm" svg:x="60.841cm" svg:y="36.043cm">
          <draw:text-box>
            <text:p><text:span text:style-name="T3">~A -&gt; ~B = ~C -&gt; ~D</text:span></text:p>
            <text:p><text:span text:style-name="T3">==================== R4</text:span></text:p>
            <text:p><text:span text:style-name="T3">~A -&gt; ~B &lt;: ~C -&gt; ~D</text:span></text:p>
          </draw:text-box>
        </draw:frame>
        <draw:frame draw:style-name="gr13" draw:text-style-name="P6" draw:layer="layout" svg:width="9.356cm" svg:height="1.826cm" svg:x="37.11cm" svg:y="86.666cm">
          <draw:text-box>
            <text:p><text:span text:style-name="T4">The Approach</text:span></text:p>
          </draw:text-box>
        </draw:frame>
        <draw:frame draw:style-name="gr14" draw:text-style-name="P8" draw:layer="layout" svg:width="17.653cm" svg:height="9.691cm" svg:x="43.672cm" svg:y="88.951cm">
          <draw:text-box>
            <text:p text:style-name="P7"><text:span text:style-name="T5">We generate from the typing rules of a </text:span><text:span text:style-name="T6">type system specification a set of normalized </text:span><text:span text:style-name="T7">templates</text:span><text:span text:style-name="T6">. Templates are an intermediate representation of typing rules, which have no implicit equalities and declare dependencies between premises explicitly.</text:span></text:p>
            <text:p text:style-name="P7"><text:span text:style-name="T6">In the next step the generated templates are </text:span><text:span text:style-name="T7">optimized</text:span><text:span text:style-name="T6"> and ambiguities between templates are made explicit.</text:span></text:p>
            <text:p text:style-name="P7"><text:span text:style-name="T6"/></text:p>
          </draw:text-box>
        </draw:frame>
        <draw:frame draw:style-name="gr15" draw:text-style-name="P9" draw:layer="layout" svg:width="14.732cm" svg:height="4.063cm" svg:x="10.223cm" svg:y="16.529cm">
          <draw:text-box>
            <text:p><text:span text:style-name="T8"/></text:p>
            <text:p><text:span text:style-name="T8"/></text:p>
            <text:p><text:span text:style-name="T8">============== T-int</text:span></text:p>
            <text:p><text:span text:style-name="T8">$C |- &amp;i : int</text:span></text:p>
          </draw:text-box>
        </draw:frame>
        <draw:frame draw:style-name="gr15" draw:text-style-name="P9" draw:layer="layout" svg:width="14.352cm" svg:height="4.063cm" svg:x="10.603cm" svg:y="22.045cm">
          <draw:text-box>
            <text:p><text:span text:style-name="T8"/></text:p>
            <text:p><text:span text:style-name="T8">%x : ~T in $C</text:span></text:p>
            <text:p><text:span text:style-name="T8">============== T-var</text:span></text:p>
            <text:p><text:span text:style-name="T8">$C |- %x : ~T</text:span></text:p>
          </draw:text-box>
        </draw:frame>
        <draw:frame draw:style-name="gr15" draw:text-style-name="P9" draw:layer="layout" svg:width="27.117cm" svg:height="4.063cm" svg:x="22.905cm" svg:y="16.529cm">
          <draw:text-box>
            <text:p><text:span text:style-name="T8"/></text:p>
            <text:p><text:span text:style-name="T8">(%x : ~T1 ; $C) |- ~e : ~T2</text:span></text:p>
            <text:p><text:span text:style-name="T8">================================== T-abs</text:span></text:p>
            <text:p><text:span text:style-name="T8">$C |- \ %x : ~T1 . ~e : ~T1 -&gt; ~T2</text:span></text:p>
          </draw:text-box>
        </draw:frame>
        <draw:frame draw:style-name="gr11" draw:text-style-name="P9" draw:layer="layout" svg:width="8.306cm" svg:height="3.11cm" svg:x="36.763cm" svg:y="22.945cm">
          <draw:text-box>
            <text:p><text:span text:style-name="T8">~S = ~T</text:span></text:p>
            <text:p><text:span text:style-name="T8">======== S-refl</text:span></text:p>
            <text:p><text:span text:style-name="T8">~S &lt;: ~T</text:span></text:p>
          </draw:text-box>
        </draw:frame>
        <draw:frame draw:style-name="gr15" draw:text-style-name="P9" draw:layer="layout" svg:width="22.926cm" svg:height="4.063cm" svg:x="46.562cm" svg:y="22.045cm">
          <draw:text-box>
            <text:p><text:span text:style-name="T8">~T1 &lt;: ~S1</text:span></text:p>
            <text:p><text:span text:style-name="T8">~S2 &lt;: ~T2 <text:s text:c="3"/></text:span></text:p>
            <text:p><text:span text:style-name="T8">======================== S-arrow </text:span></text:p>
            <text:p><text:span text:style-name="T8">~S1 -&gt; ~S2 &lt;: ~T1 -&gt; ~T2</text:span></text:p>
          </draw:text-box>
        </draw:frame>
        <draw:frame draw:style-name="gr16" draw:text-style-name="P9" draw:layer="layout" svg:width="10.769cm" svg:height="2.157cm" svg:x="9.735cm" svg:y="75.846cm">
          <draw:text-box>
            <text:p><text:span text:style-name="T8">============== T-int</text:span></text:p>
            <text:p><text:span text:style-name="T8">$C |- &amp;i : int</text:span></text:p>
          </draw:text-box>
        </draw:frame>
        <draw:frame draw:style-name="gr17" draw:text-style-name="P9" draw:layer="layout" svg:width="14.352cm" svg:height="3.11cm" svg:x="9.608cm" svg:y="79.337cm">
          <draw:text-box>
            <text:p><text:span text:style-name="T8">%x : ~T in $C</text:span></text:p>
            <text:p><text:span text:style-name="T8">============== T-var</text:span></text:p>
            <text:p><text:span text:style-name="T8">$C |- %x : ~T</text:span></text:p>
          </draw:text-box>
        </draw:frame>
        <draw:frame draw:style-name="gr18" draw:text-style-name="P9" draw:layer="layout" svg:width="27.117cm" svg:height="3.807cm" svg:x="22.382cm" svg:y="74.925cm">
          <draw:text-box>
            <text:p><text:span text:style-name="T8">(%x : ~T1 ; $C) |- ~e : ~T2</text:span></text:p>
            <text:p><text:span text:style-name="T8">================================== T-abs</text:span></text:p>
            <text:p><text:span text:style-name="T8">$C |- \ %x : ~T1 . ~e : ~T1 -&gt; ~T2</text:span></text:p>
          </draw:text-box>
        </draw:frame>
        <draw:frame draw:style-name="gr19" draw:text-style-name="P9" draw:layer="layout" svg:width="11.391cm" svg:height="2.157cm" svg:x="22.502cm" svg:y="80.293cm">
          <draw:text-box>
            <text:p><text:span text:style-name="T8">========== S-refl</text:span></text:p>
            <text:p><text:span text:style-name="T8">Int &lt;: Int</text:span></text:p>
          </draw:text-box>
        </draw:frame>
        <draw:frame draw:style-name="gr15" draw:text-style-name="P9" draw:layer="layout" svg:width="22.926cm" svg:height="4.063cm" svg:x="46.78cm" svg:y="78.575cm">
          <draw:text-box>
            <text:p><text:span text:style-name="T8">~T1 &lt;: ~S1</text:span></text:p>
            <text:p><text:span text:style-name="T8">~S2 &lt;: ~T2 <text:s text:c="3"/></text:span></text:p>
            <text:p><text:span text:style-name="T8">======================== S-arrow </text:span></text:p>
            <text:p><text:span text:style-name="T8">~S1 -&gt; ~S2 &lt;: ~T1 -&gt; ~T2</text:span></text:p>
          </draw:text-box>
        </draw:frame>
        <draw:frame draw:style-name="gr15" draw:text-style-name="P9" draw:layer="layout" svg:width="21.885cm" svg:height="4.063cm" svg:x="46.394cm" svg:y="16.529cm">
          <draw:text-box>
            <text:p><text:span text:style-name="T8">$C |- ~e1 : ~T11 -&gt; ~T12</text:span></text:p>
            <text:p><text:span text:style-name="T8">$C |- ~e2 : ~T2</text:span></text:p>
            <text:p><text:span text:style-name="T8">========================= T-app</text:span></text:p>
            <text:p><text:span text:style-name="T8">$C |- ~e1 ~e2 : ~T12</text:span></text:p>
          </draw:text-box>
        </draw:frame>
        <draw:frame draw:style-name="gr20" draw:text-style-name="P9" draw:layer="layout" svg:width="21.885cm" svg:height="5.016cm" svg:x="46.739cm" svg:y="73.03cm">
          <draw:text-box>
            <text:p><text:span text:style-name="T8">$C |- ~e1 : ~T11 -&gt; ~T12</text:span></text:p>
            <text:p><text:span text:style-name="T8">$C |- ~e2 : ~T2</text:span></text:p>
            <text:p><text:span text:style-name="T8">~T2 &lt;: ~T11</text:span></text:p>
            <text:p><text:span text:style-name="T8">========================= T-app</text:span></text:p>
            <text:p><text:span text:style-name="T8">$C |- ~e1 ~e2 : ~T12</text:span></text:p>
          </draw:text-box>
        </draw:frame>
        <draw:frame draw:style-name="gr15" draw:text-style-name="P5" draw:layer="layout" svg:width="10.977cm" svg:height="4.063cm" svg:x="24.313cm" svg:y="22.059cm">
          <draw:text-box>
            <text:p><text:span text:style-name="T3">$C |- ~t : ~S</text:span></text:p>
            <text:p><text:span text:style-name="T3">~S &lt;: ~T</text:span></text:p>
            <text:p><text:span text:style-name="T3">============== T-sub</text:span></text:p>
            <text:p><text:span text:style-name="T3">$C |- ~t : ~T</text:span></text:p>
          </draw:text-box>
        </draw:frame>
        <draw:frame draw:style-name="gr21" draw:text-style-name="P10" draw:layer="layout" svg:width="41.875cm" svg:height="1.517cm" svg:x="9.29cm" svg:y="14.094cm">
          <draw:text-box>
            <text:p><text:span text:style-name="T9">Intuitive formalization of the simply typed lambda calculus with subtyping</text:span></text:p>
          </draw:text-box>
        </draw:frame>
        <draw:custom-shape draw:style-name="gr22" draw:text-style-name="P11" draw:layer="layout" svg:width="18.161cm" svg:height="4.064cm" svg:x="18.272cm" svg:y="27.289cm">
          <text:p text:style-name="P1"><text:span text:style-name="T5">Typing rules </text:span><text:span text:style-name="T3">T-sub</text:span><text:span text:style-name="T10"> and </text:span><text:span text:style-name="T3">S-refl</text:span></text:p>
          <text:p text:style-name="P1"><text:span text:style-name="T5"><text:s/></text:span><text:span text:style-name="T5">are not syntax directed</text:span></text:p>
          <text:p text:style-name="P1"><text:span text:style-name="T5">and thus require backtracking</text:span></text:p>
          <draw:enhanced-geometry svg:viewBox="0 0 21600 21600" draw:glue-points="10800 0 3160 3160 0 10800 3160 18440 10800 21600 18440 18440 21600 10800 18440 3160 ?f14 ?f15" draw:text-areas="3200 3200 18400 18400" draw:type="round-callout" draw:modifiers="17814.4697720515 -7162.8044280442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3" draw:text-style-name="P10" draw:layer="layout" svg:width="35.525cm" svg:height="1.737cm" svg:x="9.29cm" svg:y="32.695cm">
          <draw:text-box>
            <text:p><text:span text:style-name="T9">Unfolding of not syntax directed typing rules</text:span></text:p>
          </draw:text-box>
        </draw:frame>
        <draw:frame draw:style-name="gr23" draw:text-style-name="P10" draw:layer="layout" svg:width="35.525cm" svg:height="1.737cm" svg:x="9.636cm" svg:y="71.993cm">
          <draw:text-box>
            <text:p><text:span text:style-name="T9">Algorithmic version of the type system</text:span></text:p>
          </draw:text-box>
        </draw:frame>
        <draw:custom-shape draw:style-name="gr24" draw:text-style-name="P1" draw:layer="layout" svg:width="30.734cm" svg:height="10.16cm" svg:x="8.205cm" svg:y="57.59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10" draw:layer="layout" svg:width="31.587cm" svg:height="2.783cm" svg:x="9.291cm" svg:y="58.596cm">
          <draw:text-box>
            <text:p><text:span text:style-name="T9">Removal of typing rules with unsatisfiable premises</text:span></text:p>
          </draw:text-box>
        </draw:frame>
        <draw:frame draw:style-name="gr11" draw:text-style-name="P5" draw:layer="layout" svg:width="7.504cm" svg:height="3.11cm" svg:x="22.627cm" svg:y="62.922cm">
          <draw:text-box>
            <text:p><text:span text:style-name="T3">Int = Int</text:span></text:p>
            <text:p><text:span text:style-name="T3">========== R1</text:span></text:p>
            <text:p><text:span text:style-name="T3">Int &lt;: Int</text:span></text:p>
          </draw:text-box>
        </draw:frame>
        <draw:frame draw:style-name="gr23" draw:text-style-name="P10" draw:layer="layout" svg:width="27.269cm" svg:height="1.737cm" svg:x="44.292cm" svg:y="58.597cm">
          <draw:text-box>
            <text:p><text:span text:style-name="T9">Removal of valid premises</text:span></text:p>
          </draw:text-box>
        </draw:frame>
        <draw:frame draw:style-name="gr11" draw:text-style-name="P5" draw:layer="layout" svg:width="7.504cm" svg:height="3.11cm" svg:x="58.795cm" svg:y="62.263cm">
          <draw:text-box>
            <text:p><text:span text:style-name="T3"/></text:p>
            <text:p><text:span text:style-name="T3">========== R1</text:span></text:p>
            <text:p><text:span text:style-name="T3">Int &lt;: Int</text:span></text:p>
          </draw:text-box>
        </draw:frame>
        <draw:custom-shape draw:style-name="gr26" draw:text-style-name="P1" draw:layer="layout" svg:width="3.175cm" svg:height="2.461cm" svg:x="39.557cm" svg:y="61.8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1" draw:layer="layout" svg:width="2.54cm" svg:height="2.311cm" svg:x="56.983cm" svg:y="68.4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10" draw:layer="layout" svg:width="35.525cm" svg:height="1.737cm" svg:x="9.291cm" svg:y="44.696cm">
          <draw:text-box>
            <text:p><text:span text:style-name="T9">Removal of subsumed typing rules</text:span></text:p>
          </draw:text-box>
        </draw:frame>
        <draw:frame draw:style-name="gr11" draw:text-style-name="P5" draw:layer="layout" svg:width="7.504cm" svg:height="3.11cm" svg:x="45.526cm" svg:y="48.356cm">
          <draw:text-box>
            <text:p><text:span text:style-name="T3">Int = Int</text:span></text:p>
            <text:p><text:span text:style-name="T3">========== R1</text:span></text:p>
            <text:p><text:span text:style-name="T3">Int &lt;: Int</text:span></text:p>
          </draw:text-box>
        </draw:frame>
        <draw:frame draw:style-name="gr12" draw:text-style-name="P5" draw:layer="layout" svg:width="9.721cm" svg:height="3.129cm" svg:x="53.728cm" svg:y="48.398cm">
          <draw:text-box>
            <text:p><text:span text:style-name="T3">~A -&gt; ~B = Int</text:span></text:p>
            <text:p><text:span text:style-name="T3">=============== R2</text:span></text:p>
            <text:p><text:span text:style-name="T3">~A -&gt; ~B &lt;: Int</text:span></text:p>
          </draw:text-box>
        </draw:frame>
        <draw:frame draw:style-name="gr11" draw:text-style-name="P5" draw:layer="layout" svg:width="9.936cm" svg:height="3.11cm" svg:x="64.243cm" svg:y="48.398cm">
          <draw:text-box>
            <text:p><text:span text:style-name="T3">Int = ~C -&gt; ~D</text:span></text:p>
            <text:p><text:span text:style-name="T3">=============== R3</text:span></text:p>
            <text:p><text:span text:style-name="T3">Int &lt;: ~C -&gt; ~D</text:span></text:p>
          </draw:text-box>
        </draw:frame>
        <draw:frame draw:style-name="gr28" draw:text-style-name="P8" draw:layer="layout" svg:width="13.589cm" svg:height="5.915cm" svg:x="44.247cm" svg:y="60.707cm">
          <draw:text-box>
            <text:p text:style-name="P7"><text:span text:style-name="T5">A valid premise is satisfied for all possible configurations, therefore we do not have to check if it is satisfiable during type checking and can safely remove the valid premise from the typing rule.</text:span></text:p>
          </draw:text-box>
        </draw:frame>
        <draw:frame draw:style-name="gr29" draw:text-style-name="P8" draw:layer="layout" svg:width="12.446cm" svg:height="4.971cm" svg:x="9.291cm" svg:y="60.89cm">
          <draw:text-box>
            <text:p text:style-name="P7"><text:span text:style-name="T5">To apply a typing rule all premises have to be satisfied, therefore typing rules with unsatisfiable premises cannot be applied and safely removed.</text:span></text:p>
          </draw:text-box>
        </draw:frame>
        <draw:frame draw:style-name="gr30" draw:text-style-name="P8" draw:layer="layout" svg:width="15.621cm" svg:height="4.191cm" svg:x="9.128cm" svg:y="34.782cm">
          <draw:text-box>
            <text:p/>
          </draw:text-box>
        </draw:frame>
        <draw:frame draw:style-name="gr31" draw:text-style-name="P8" draw:layer="layout" svg:width="17.907cm" svg:height="4.445cm" svg:x="9.29cm" svg:y="34.696cm">
          <draw:text-box>
            <text:p text:style-name="P7"><text:span text:style-name="T5">We unfold not syntax directed rules by substituting the variables for all possible substructures to create syntax directed instances of those rules.</text:span></text:p>
          </draw:text-box>
        </draw:frame>
        <draw:frame draw:style-name="gr23" draw:text-style-name="P12" draw:layer="layout" svg:width="35.525cm" svg:height="1.737cm" svg:x="30.025cm" svg:y="34.696cm">
          <draw:text-box>
            <text:p><text:span text:style-name="T5">The unfolding of rule </text:span><text:span text:style-name="T3">S-refl</text:span><text:span text:style-name="T10"> with the types I</text:span><text:span text:style-name="T3">nt</text:span><text:span text:style-name="T10"> and </text:span><text:span text:style-name="T3">Type -&gt; Type</text:span><text:span text:style-name="T10">:</text:span></text:p>
          </draw:text-box>
        </draw:frame>
        <draw:frame draw:style-name="gr32" draw:text-style-name="P8" draw:layer="layout" svg:width="16.866cm" svg:height="6.096cm" svg:x="9.291cm" svg:y="46.847cm">
          <draw:text-box>
            <text:p text:style-name="P7"><text:span text:style-name="T5">Unfolding rules may create ambiguities between typing rules. We attempt to eliminate those ambiguities by proving that one typing rule is subsumed by another. Subsumed typing rules are redundant and can be removed safely.</text:span></text:p>
          </draw:text-box>
        </draw:frame>
        <draw:frame draw:style-name="gr33" draw:text-style-name="P12" draw:layer="layout" svg:width="27.051cm" svg:height="1.524cm" svg:x="45.477cm" svg:y="46.974cm">
          <draw:text-box>
            <text:p><text:span text:style-name="T5">Remaining typing rules of the unfolding:</text:span></text:p>
          </draw:text-box>
        </draw:frame>
        <draw:frame draw:style-name="gr34" draw:text-style-name="P13" draw:layer="layout" svg:width="17.399cm" svg:height="6.095cm" svg:x="27.416cm" svg:y="46.848cm">
          <draw:text-box>
            <text:p text:style-name="P7"><text:span text:style-name="T11">In the unfolding of </text:span><text:span text:style-name="T12">S-refl</text:span><text:span text:style-name="T13"> the conclusions of typing rules </text:span><text:span text:style-name="T12">R4</text:span><text:span text:style-name="T13"> and </text:span><text:span text:style-name="T12">S-arrow</text:span><text:span text:style-name="T13"> match exactly the same terms. We prove the following lemma by structural induction</text:span></text:p>
            <text:p text:style-name="P7"><text:span text:style-name="T12">a -&gt; b = c -&gt; d ⇒ c &lt;: a ∧ b &lt;: d</text:span></text:p>
            <text:p text:style-name="P7"><text:span text:style-name="T13">to show that </text:span><text:span text:style-name="T12">R4</text:span><text:span text:style-name="T13"> is subsumed by </text:span><text:span text:style-name="T12">S-arrow</text:span><text:span text:style-name="T13">.</text:span></text:p>
          </draw:text-box>
        </draw:frame>
        <draw:frame draw:style-name="gr35" draw:text-style-name="P1" draw:layer="layout" svg:width="0.2cm" svg:height="0.47cm" svg:x="39.058cm" svg:y="48.606cm">
          <text:p/>
          <draw:object xlink:href="./Object 2" xlink:type="simple" xlink:show="embed" xlink:actuate="onLoad"/>
          <draw:image xlink:href="./ObjectReplacements/Object 2" xlink:type="simple" xlink:show="embed" xlink:actuate="onLoad"/>
        </draw:frame>
        <draw:frame draw:style-name="gr36" draw:text-style-name="P8" draw:layer="layout" svg:width="17.399cm" svg:height="10.087cm" svg:x="2.933cm" svg:y="88.957cm">
          <draw:text-box>
            <text:p text:style-name="P7"><text:span text:style-name="T6">We have developed a </text:span><text:span text:style-name="T7">modular</text:span><text:span text:style-name="T6">, </text:span><text:span text:style-name="T7">declarative </text:span><text:span text:style-name="T6">and</text:span><text:span text:style-name="T7"> high-level specification language</text:span><text:span text:style-name="T6"> for type systems. It facilitates the specification of type systems close to text books by custom </text:span><text:span text:style-name="T7">context</text:span><text:span text:style-name="T6"> and</text:span><text:span text:style-name="T7"> judgment definitions</text:span><text:span text:style-name="T6">.</text:span></text:p>
            <text:p text:style-name="P7"><text:span text:style-name="T6">Typing rules can be annotated with </text:span><text:span text:style-name="T7">custom error messages</text:span><text:span text:style-name="T6"> to produce user friendly messages in case a program is ill-typed.</text:span></text:p>
            <text:p text:style-name="P7"><text:span text:style-name="T6">Type systems are specified based on </text:span><text:span text:style-name="T7">SDF</text:span><text:span text:style-name="T6"> syntax defintions of programming languages.</text:span></text:p>
          </draw:text-box>
        </draw:frame>
        <draw:frame draw:style-name="gr37" draw:text-style-name="P12" draw:layer="layout" svg:width="15.733cm" svg:height="2.139cm" svg:x="22.478cm" svg:y="60.89cm">
          <draw:text-box>
            <text:p><text:span text:style-name="T5">Remaining typing rules of the unfolding:</text:span></text:p>
          </draw:text-box>
        </draw:frame>
        <draw:frame draw:style-name="gr33" draw:text-style-name="P12" draw:layer="layout" svg:width="15.733cm" svg:height="1.524cm" svg:x="58.479cm" svg:y="60.707cm">
          <draw:text-box>
            <text:p><text:span text:style-name="T5">Remaining typing rules of the unfolding:</text:span></text:p>
          </draw:text-box>
        </draw:frame>
        <draw:frame draw:style-name="gr38" draw:text-style-name="P8" draw:layer="layout" svg:width="17.653cm" svg:height="8.747cm" svg:x="62.849cm" svg:y="88.951cm">
          <draw:text-box>
            <text:p text:style-name="P7"><text:span text:style-name="T6">The optimized templates are the input for a </text:span><text:span text:style-name="T7">generic type checker</text:span><text:span text:style-name="T6">. The generic type checker is constraint based and has clearly separated constraint generation and constraint solving phases.</text:span></text:p>
            <text:p text:style-name="P7"><text:span text:style-name="T6">Custom errors that are thrown during constraint generation and constraint solving are collected and shown after type checking, in case of ill-typed programs.</text:span></text:p>
          </draw:text-box>
        </draw:frame>
        <draw:frame draw:style-name="gr39" draw:text-style-name="P8" draw:layer="layout" svg:width="17.399cm" svg:height="10.635cm" svg:x="22.034cm" svg:y="88.957cm">
          <draw:text-box>
            <text:p text:style-name="P7"><text:span text:style-name="T6">Type system specifications are used to create a </text:span><text:span text:style-name="T7">first-order formula representation</text:span><text:span text:style-name="T6"> and a</text:span><text:span text:style-name="T7"> type checker</text:span><text:span text:style-name="T6">. The first-order formula representation is used to validate the applicability of optimizations for typing rules.</text:span></text:p>
            <text:p text:style-name="P7"><text:span text:style-name="T6">The applicability is validated by proving corresponding theorems using automated theorem provers. The goal is to automatically transform type system specifications so that </text:span><text:span text:style-name="T7">no backtracking</text:span><text:span text:style-name="T6"> is needed in the type checker.</text:span></text:p>
          </draw:text-box>
        </draw:frame>
        <draw:custom-shape draw:style-name="gr40" draw:text-style-name="P11" draw:layer="layout" svg:width="9.779cm" svg:height="2.286cm" svg:x="46.388cm" svg:y="102.346cm">
          <text:p text:style-name="P1"><text:span text:style-name="T5">Template Generation</text:span></text:p>
          <draw:enhanced-geometry svg:viewBox="0 0 21600 21600" draw:type="rectangle" draw:enhanced-path="M 0 0 L 21600 0 21600 21600 0 21600 0 0 Z N"/>
        </draw:custom-shape>
        <draw:custom-shape draw:style-name="gr40" draw:text-style-name="P11" draw:layer="layout" svg:width="9.779cm" svg:height="2.286cm" svg:x="63.288cm" svg:y="102.346cm">
          <text:p text:style-name="P1"><text:span text:style-name="T5">Template Optimization</text:span></text:p>
          <draw:enhanced-geometry svg:viewBox="0 0 21600 21600" draw:type="rectangle" draw:enhanced-path="M 0 0 L 21600 0 21600 21600 0 21600 0 0 Z N"/>
        </draw:custom-shape>
        <draw:custom-shape draw:style-name="gr40" draw:text-style-name="P11" draw:layer="layout" svg:width="9.779cm" svg:height="2.286cm" svg:x="63.288cm" svg:y="107.346cm">
          <text:p text:style-name="P1"><text:span text:style-name="T5">Constraint Generation</text:span></text:p>
          <draw:enhanced-geometry svg:viewBox="0 0 21600 21600" draw:type="rectangle" draw:enhanced-path="M 0 0 L 21600 0 21600 21600 0 21600 0 0 Z N"/>
        </draw:custom-shape>
        <draw:custom-shape draw:style-name="gr40" draw:text-style-name="P11" draw:layer="layout" svg:width="9.779cm" svg:height="2.286cm" svg:x="46.288cm" svg:y="107.346cm">
          <text:p text:style-name="P1"><text:span text:style-name="T5">Constraint Solving</text:span></text:p>
          <draw:enhanced-geometry svg:viewBox="0 0 21600 21600" draw:type="rectangle" draw:enhanced-path="M 0 0 L 21600 0 21600 21600 0 21600 0 0 Z N"/>
        </draw:custom-shape>
        <draw:line draw:style-name="gr41" draw:text-style-name="P1" draw:layer="layout" svg:x1="50.706cm" svg:y1="99.552cm" svg:x2="50.706cm" svg:y2="102.219cm">
          <text:p/>
        </draw:line>
        <draw:frame draw:style-name="gr42" draw:text-style-name="P14" draw:layer="layout" svg:width="4.826cm" svg:height="1.143cm" svg:x="51.038cm" svg:y="100.133cm">
          <draw:text-box>
            <text:p><text:span text:style-name="T14">Specification</text:span></text:p>
          </draw:text-box>
        </draw:frame>
        <draw:line draw:style-name="gr41" draw:text-style-name="P1" draw:layer="layout" svg:x1="56.245cm" svg:y1="103.562cm" svg:x2="63.23cm" svg:y2="103.562cm">
          <text:p/>
        </draw:line>
        <draw:line draw:style-name="gr41" draw:text-style-name="P1" draw:layer="layout" svg:x1="67.978cm" svg:y1="104.759cm" svg:x2="67.978cm" svg:y2="107.299cm">
          <text:p/>
        </draw:line>
        <draw:line draw:style-name="gr41" draw:text-style-name="P1" draw:layer="layout" svg:x1="63.23cm" svg:y1="108.515cm" svg:x2="56.167cm" svg:y2="108.442cm">
          <text:p/>
        </draw:line>
        <draw:frame draw:style-name="gr43" draw:text-style-name="P14" draw:layer="layout" svg:width="5.461cm" svg:height="1.038cm" svg:x="57.056cm" svg:y="103.746cm">
          <draw:text-box>
            <text:p><text:span text:style-name="T14">Templates</text:span></text:p>
          </draw:text-box>
        </draw:frame>
        <draw:frame draw:style-name="gr44" draw:text-style-name="P14" draw:layer="layout" svg:width="7.493cm" svg:height="1.673cm" svg:x="68.613cm" svg:y="105.521cm">
          <draw:text-box>
            <text:p><text:span text:style-name="T14">Extended Templates</text:span></text:p>
          </draw:text-box>
        </draw:frame>
        <draw:frame draw:style-name="gr42" draw:text-style-name="P14" draw:layer="layout" svg:width="6.096cm" svg:height="1.143cm" svg:x="74.455cm" svg:y="109.331cm">
          <draw:text-box>
            <text:p><text:span text:style-name="T14">Program</text:span></text:p>
          </draw:text-box>
        </draw:frame>
        <draw:line draw:style-name="gr41" draw:text-style-name="P1" draw:layer="layout" svg:x1="76.057cm" svg:y1="111.69cm" svg:x2="73.136cm" svg:y2="109.658cm">
          <text:p/>
        </draw:line>
        <draw:frame draw:style-name="gr45" draw:text-style-name="P14" draw:layer="layout" svg:width="5.207cm" svg:height="1.778cm" svg:x="57.31cm" svg:y="108.823cm">
          <draw:text-box>
            <text:p><text:span text:style-name="T14">Constraints</text:span></text:p>
          </draw:text-box>
        </draw:frame>
        <draw:custom-shape draw:style-name="gr46" draw:text-style-name="P11" draw:layer="layout" svg:width="15.748cm" svg:height="3.175cm" svg:x="13.268cm" svg:y="100.641cm">
          <text:p text:style-name="P1"><text:span text:style-name="T5">Type System Specific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1" draw:layer="layout" svg:width="9.779cm" svg:height="2.286cm" svg:x="4.888cm" svg:y="108.346cm">
          <text:p text:style-name="P1"><text:span text:style-name="T5">First-order Formulas</text:span></text:p>
          <draw:enhanced-geometry svg:viewBox="0 0 21600 21600" draw:type="rectangle" draw:enhanced-path="M 0 0 L 21600 0 21600 21600 0 21600 0 0 Z N"/>
        </draw:custom-shape>
        <draw:custom-shape draw:style-name="gr40" draw:text-style-name="P11" draw:layer="layout" svg:width="9.779cm" svg:height="2.286cm" svg:x="28.888cm" svg:y="108.346cm">
          <text:p text:style-name="P1"><text:span text:style-name="T5">Type Checker</text:span></text:p>
          <draw:enhanced-geometry svg:viewBox="0 0 21600 21600" draw:type="rectangle" draw:enhanced-path="M 0 0 L 21600 0 21600 21600 0 21600 0 0 Z N"/>
        </draw:custom-shape>
        <draw:line draw:style-name="gr41" draw:text-style-name="P1" draw:layer="layout" svg:x1="15.681cm" svg:y1="103.435cm" svg:x2="9.712cm" svg:y2="108.261cm">
          <text:p/>
        </draw:line>
        <draw:line draw:style-name="gr41" draw:text-style-name="P1" draw:layer="layout" svg:x1="26.73cm" svg:y1="103.435cm" svg:x2="33.766cm" svg:y2="108.261cm">
          <text:p/>
        </draw:line>
        <draw:line draw:style-name="gr47" draw:text-style-name="P1" draw:layer="layout" svg:x1="14.792cm" svg:y1="109.531cm" svg:x2="28.813cm" svg:y2="109.658cm">
          <text:p/>
        </draw:line>
        <draw:frame draw:style-name="gr48" draw:text-style-name="P15" draw:layer="layout" svg:width="10.592cm" svg:height="1.825cm" svg:x="16.551cm" svg:y="107.477cm">
          <draw:text-box>
            <text:p text:style-name="P1"><text:span text:style-name="T14">used to validate</text:span></text:p>
            <text:p text:style-name="P1"><text:span text:style-name="T14"><text:s/></text:span><text:span text:style-name="T14">applicability of optimizations</text:span></text:p>
          </draw:text-box>
        </draw:frame>
        <draw:frame draw:style-name="gr43" draw:text-style-name="P14" draw:layer="layout" svg:width="4.416cm" svg:height="1.038cm" svg:x="8.693cm" svg:y="104.701cm">
          <draw:text-box>
            <text:p><text:span text:style-name="T14">Generation</text:span></text:p>
          </draw:text-box>
        </draw:frame>
        <draw:frame draw:style-name="gr43" draw:text-style-name="P14" draw:layer="layout" svg:width="4.064cm" svg:height="1.038cm" svg:x="30.186cm" svg:y="104.701cm">
          <draw:text-box>
            <text:p><text:span text:style-name="T14">Generation</text:span></text:p>
          </draw:text-box>
        </draw:frame>
        <draw:frame draw:style-name="gr49" draw:text-style-name="P1" draw:layer="layout" svg:width="13.538cm" svg:height="5.486cm" svg:x="69.326cm" svg:y="112.506cm">
          <draw:image xlink:href="Pictures/200000020000009E00000040D5556330.eps" xlink:type="simple" xlink:show="embed" xlink:actuate="onLoad">
            <text:p/>
          </draw:image>
        </draw:frame>
        <draw:line draw:style-name="gr50" draw:text-style-name="P1" draw:layer="layout" svg:x1="6.823cm" svg:y1="11.096cm" svg:x2="76.82cm" svg:y2="11.115cm">
          <text:p/>
        </draw:line>
        <draw:frame draw:style-name="gr51" draw:text-style-name="P16" draw:layer="layout" svg:width="13.672cm" svg:height="1.826cm" svg:x="35.588cm" svg:y="10.172cm">
          <draw:text-box>
            <text:p><text:span text:style-name="T4"><text:s/></text:span><text:span text:style-name="T4">Motivating <text:s/>Example</text:span></text:p>
          </draw:text-box>
        </draw:frame>
        <draw:custom-shape draw:style-name="gr52" draw:text-style-name="P11" draw:layer="layout" svg:width="10.695cm" svg:height="2.413cm" svg:x="32.596cm" svg:y="80.972cm">
          <text:p text:style-name="P1"><text:span text:style-name="T5">No backtracking neede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898.27973074046 -1601.65700082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3" draw:text-style-name="P1" draw:layer="layout" svg:width="10.668cm" svg:height="4.064cm" svg:x="62.976cm" svg:y="69.199cm">
          <text:p text:style-name="P1">Next step: Automate</text:p>
          <text:p text:style-name="P1"><text:s/>optimization of <text:span text:style-name="T15">T-sub</text:span></text:p>
          <draw:enhanced-geometry svg:viewBox="0 0 21600 21600" draw:text-areas="3000 3320 17110 17330" draw:type="cloud-callout" draw:modifiers="-2745.29946574187 30027.453874538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7" draw:text-style-name="P1" draw:layer="layout" svg:width="2.54cm" svg:height="2.311cm" svg:x="21.784cm" svg:y="54.71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 draw:layer="layout" svg:width="2.54cm" svg:height="2.311cm" svg:x="40.78cm" svg:y="41.21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 draw:layer="layout" svg:width="2.54cm" svg:height="2.311cm" svg:x="40.78cm" svg:y="29.21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1" svg:font-family="'Andale Mono'" style:font-pitch="fixed"/>
    <style:font-face style:name="Andale Mono"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152cm" draw:shadow-offset-y="0.15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15T17:59:44.687385847</meta:creation-date>
    <dc:date>2014-10-21T19:55:53.746965811</dc:date>
    <meta:editing-duration>P1DT6H35M4S</meta:editing-duration>
    <meta:editing-cycles>104</meta:editing-cycles>
    <meta:generator>LibreOfficeDev/4.3.1.2$Linux_X86_64 LibreOffice_project/430m0$Build-2</meta:generator>
    <meta:document-statistic meta:object-count="89"/>
  </office:meta>
</office:document-meta>
</file>

<file path=Object 2/content.xml><?xml version="1.0" encoding="utf-8"?>
<math xmlns="http://www.w3.org/1998/Math/MathML" display="block"/>
</file>